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6pt" fo:font-weight="bold" officeooo:rsid="0017ed28" officeooo:paragraph-rsid="0017ed28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Nimbus Sans" fo:font-size="12pt" fo:font-weight="normal" officeooo:rsid="0017ed28" officeooo:paragraph-rsid="0017ed28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Nimbus Sans" fo:font-size="12pt" fo:font-weight="normal" officeooo:rsid="000e930a" officeooo:paragraph-rsid="0017ed28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" fo:font-size="12pt" fo:font-style="italic" fo:font-weight="bold" officeooo:rsid="00155e99" officeooo:paragraph-rsid="000e930a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urbon and Butter Mop Sauce</text:p>
      <text:p text:style-name="P4"/>
      <text:p text:style-name="P2">2 T.<text:tab/><text:tab/>Butter</text:p>
      <text:p text:style-name="P2">1 c.<text:tab/><text:tab/>Bourbon</text:p>
      <text:p text:style-name="P2">½ c.<text:tab/><text:tab/>Brown sugar</text:p>
      <text:p text:style-name="P2">2 t.<text:tab/><text:tab/>Salt</text:p>
      <text:p text:style-name="P2">½ t. <text:tab/><text:tab/>Red pepper flakes</text:p>
      <text:p text:style-name="P2">1 ½ t.<text:tab/><text:tab/>Cajun hot sauce</text:p>
      <text:p text:style-name="P3"/>
      <text:p text:style-name="P2">Melt butter in a sauce pans.</text:p>
      <text:p text:style-name="P2">Add remaining ingredients.</text:p>
      <text:p text:style-name="P2">Simmer for 5 minutes or until the sugar and salt dissolve completely.</text:p>
      <text:p text:style-name="P2"/>
      <text:p text:style-name="P2"><text:span text:style-name="T1">Note: <text:s/></text:span>Do NOT let this boil over. <text:s/>It WILL catch fi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7-10T13:37:00.298196346</dc:date>
    <meta:editing-duration>PT25M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1" meta:character-count="304" meta:non-whitespace-character-count="245"/>
  </office:meta>
</office:document-meta>
</file>